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and {</text:p>
      <text:p text:style-name="Standard"><text:tab/>id:<text:tab/>&lt;id&gt;,</text:p>
      <text:p text:style-name="Standard"><text:tab/>type:<text:tab/>&lt;type&gt;,</text:p>
      <text:p text:style-name="Standard"><text:tab/>ver:<text:tab/>&lt;version&gt;,</text:p>
      <text:p text:style-name="Standard"><text:tab/>data:<text:tab/>{</text:p>
      <text:p text:style-name="Standard"><text:tab/>}</text:p>
      <text:p text:style-name="Standard">}</text:p>
      <text:p text:style-name="Standard"/>
      <text:p text:style-name="Standard">Response {</text:p>
      <text:p text:style-name="Standard"><text:tab/>id:<text:tab/>&lt;id&gt;,</text:p>
      <text:p text:style-name="Standard"><text:tab/>data: {</text:p>
      <text:p text:style-name="Standard"><text:tab/>}</text:p>
      <text:p text:style-name="Standard">}</text:p>
      <text:p text:style-name="Standard"/>
      <text:p text:style-name="Standard"/>
      <text:p text:style-name="Standard">Commands (Server POV)<text:tab/><text:tab/><text:tab/><text:tab/>Response (Server POV)</text:p>
      <text:p text:style-name="Standard"/>
      <text:p text:style-name="Standard">LAUNCH_CODE_REQ<text:tab/><text:tab/><text:tab/><text:tab/>SUCCEED, FAIL, REQ_LOGIN</text:p>
      <text:p text:style-name="Standard">LOGN<text:tab/>_REQ<text:tab/><text:tab/><text:tab/><text:tab/><text:tab/><text:tab/>SUCCEED, FAIL</text:p>
      <text:p text:style-name="Standard"/>
      <text:p text:style-name="Standard">REGISTER_LISTENER_REQ (filter ID)<text:tab/><text:tab/>SUCCEED, FAIL</text:p>
      <text:p text:style-name="Standard">DEREGISTER_LISTENER_REQ (filter ID)<text:tab/>SUCCEED, FAIL</text:p>
      <text:p text:style-name="Standard">DATA_CHANGE_EVENT (filter ID)<text:tab/><text:tab/>&lt;none&gt;</text:p>
      <text:p text:style-name="Standard"/>
      <text:p text:style-name="Standard">FILTER_LIST_REQ<text:tab/><text:tab/><text:tab/><text:tab/><text:tab/>FILTER_LIST_RESP</text:p>
      <text:p text:style-name="Standard">FILTER_CREATE_REQ<text:tab/><text:tab/><text:tab/><text:tab/>FILTER_CREATE_RESP</text:p>
      <text:p text:style-name="Standard">FILTER_CHANGE_REQ<text:tab/><text:tab/><text:tab/><text:tab/>FITLER_CHANGE_RESP</text:p>
      <text:p text:style-name="Standard">FILTER_DELETE_REQ<text:tab/><text:tab/><text:tab/><text:tab/>FILTER_DELETE_RESP</text:p>
      <text:p text:style-name="Standard"/>
      <text:p text:style-name="Standard">OBJECT_QUERY_REQ (class, query)<text:tab/><text:tab/>OBJECT_QUERY_RESP</text:p>
      <text:p text:style-name="Standard">OBJECT_CREATE_REQ (class)<text:tab/><text:tab/><text:tab/>OBJECT_CREATE_RESP</text:p>
      <text:p text:style-name="Standard">OBJECT_CHANGE_REQ (class)<text:tab/><text:tab/><text:tab/>OBJECT_CHANGE_RESP</text:p>
      <text:p text:style-name="Standard">OBJECT_DELETE_REQ (class)<text:tab/><text:tab/><text:tab/>OBJECT_DELETE_RESP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0T13:00:25</meta:creation-date>
    <dc:date>2012-02-20T14:25:36</dc:date>
    <meta:editing-duration>PT1H25M11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1" meta:paragraph-count="26" meta:word-count="69" meta:character-count="683"/>
  </office:meta>
</office:document-meta>
</file>